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4D99E29EE1FE7F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262c" officeooo:paragraph-rsid="000f262c" style:font-weight-asian="bold" style:font-weight-complex="bold"/>
    </style:style>
    <style:style style:name="P2" style:family="paragraph" style:parent-style-name="Standard">
      <style:text-properties fo:font-weight="bold" officeooo:rsid="00123898" officeooo:paragraph-rsid="00123898" style:font-weight-asian="bold" style:font-weight-complex="bold"/>
    </style:style>
    <style:style style:name="P3" style:family="paragraph" style:parent-style-name="Standard">
      <style:text-properties fo:font-weight="bold" officeooo:rsid="001617c2" officeooo:paragraph-rsid="001617c2" style:font-weight-asian="bold" style:font-weight-complex="bold"/>
    </style:style>
    <style:style style:name="P4" style:family="paragraph" style:parent-style-name="Standard">
      <style:text-properties fo:font-weight="bold" officeooo:rsid="001617c2" officeooo:paragraph-rsid="00174f4f" style:font-weight-asian="bold" style:font-weight-complex="bold"/>
    </style:style>
    <style:style style:name="P5" style:family="paragraph" style:parent-style-name="Standard">
      <style:text-properties fo:font-weight="bold" officeooo:rsid="001d5f3d" officeooo:paragraph-rsid="001d5f3d" style:font-weight-asian="bold" style:font-weight-complex="bold"/>
    </style:style>
    <style:style style:name="P6" style:family="paragraph" style:parent-style-name="Standard">
      <style:text-properties fo:font-weight="bold" officeooo:rsid="001e8bd5" officeooo:paragraph-rsid="001e8bd5" style:font-weight-asian="bold" style:font-weight-complex="bold"/>
    </style:style>
    <style:style style:name="P7" style:family="paragraph" style:parent-style-name="Standard">
      <style:text-properties fo:font-weight="bold" officeooo:rsid="00208966" officeooo:paragraph-rsid="00208966" style:font-weight-asian="bold" style:font-weight-complex="bold"/>
    </style:style>
    <style:style style:name="P8" style:family="paragraph" style:parent-style-name="Standard">
      <style:text-properties fo:font-weight="bold" officeooo:rsid="0023c192" officeooo:paragraph-rsid="0023c192" style:font-weight-asian="bold" style:font-weight-complex="bold"/>
    </style:style>
    <style:style style:name="P9" style:family="paragraph" style:parent-style-name="Standard">
      <style:text-properties fo:font-weight="bold" officeooo:rsid="0039d8ea" officeooo:paragraph-rsid="0039d8ea" style:font-weight-asian="bold" style:font-weight-complex="bold"/>
    </style:style>
    <style:style style:name="P10" style:family="paragraph" style:parent-style-name="Standard">
      <style:text-properties fo:font-weight="bold" officeooo:rsid="00426925" officeooo:paragraph-rsid="00426925" style:font-weight-asian="bold" style:font-weight-complex="bold"/>
    </style:style>
    <style:style style:name="P11" style:family="paragraph" style:parent-style-name="Standard">
      <style:text-properties fo:font-weight="bold" officeooo:rsid="0045bba7" officeooo:paragraph-rsid="00426925" style:font-weight-asian="bold" style:font-weight-complex="bold"/>
    </style:style>
    <style:style style:name="P12" style:family="paragraph" style:parent-style-name="Standard">
      <style:text-properties fo:font-weight="bold" officeooo:rsid="0045bba7" officeooo:paragraph-rsid="0045bba7" style:font-weight-asian="bold" style:font-weight-complex="bold"/>
    </style:style>
    <style:style style:name="P13" style:family="paragraph" style:parent-style-name="Standard">
      <style:text-properties fo:font-weight="bold" officeooo:rsid="00258673" officeooo:paragraph-rsid="002964db" style:font-weight-asian="bold" style:font-weight-complex="bold"/>
    </style:style>
    <style:style style:name="P14" style:family="paragraph" style:parent-style-name="Standard">
      <style:text-properties fo:font-weight="bold" officeooo:rsid="002964db" officeooo:paragraph-rsid="002964db" style:font-weight-asian="bold" style:font-weight-complex="bold"/>
    </style:style>
    <style:style style:name="P15" style:family="paragraph" style:parent-style-name="Standard">
      <style:text-properties fo:font-weight="bold" officeooo:rsid="0056ccb1" officeooo:paragraph-rsid="0056ccb1" style:font-weight-asian="bold" style:font-weight-complex="bold"/>
    </style:style>
    <style:style style:name="P16" style:family="paragraph" style:parent-style-name="Standard">
      <style:text-properties fo:font-weight="bold" officeooo:rsid="004edf74" officeooo:paragraph-rsid="004edf74" style:font-weight-asian="bold" style:font-weight-complex="bold"/>
    </style:style>
    <style:style style:name="P17" style:family="paragraph" style:parent-style-name="Standard">
      <style:text-properties fo:font-weight="bold" officeooo:rsid="005f98ac" officeooo:paragraph-rsid="005f98ac" style:font-weight-asian="bold" style:font-weight-complex="bold"/>
    </style:style>
    <style:style style:name="P18" style:family="paragraph" style:parent-style-name="Standard">
      <style:text-properties fo:font-weight="bold" officeooo:rsid="00622346" officeooo:paragraph-rsid="00622346" style:font-weight-asian="bold" style:font-weight-complex="bold"/>
    </style:style>
    <style:style style:name="P19" style:family="paragraph" style:parent-style-name="Standard">
      <style:text-properties fo:font-weight="bold" officeooo:rsid="0063a0dd" officeooo:paragraph-rsid="0063a0dd" style:font-weight-asian="bold" style:font-weight-complex="bold"/>
    </style:style>
    <style:style style:name="P20" style:family="paragraph" style:parent-style-name="Standard">
      <style:text-properties fo:font-weight="bold" officeooo:rsid="00669c77" officeooo:paragraph-rsid="00669c77" style:font-weight-asian="bold" style:font-weight-complex="bold"/>
    </style:style>
    <style:style style:name="P21" style:family="paragraph" style:parent-style-name="Standard">
      <style:text-properties fo:font-weight="bold" officeooo:rsid="00683f07" officeooo:paragraph-rsid="00683f07" style:font-weight-asian="bold" style:font-weight-complex="bold"/>
    </style:style>
    <style:style style:name="P22" style:family="paragraph" style:parent-style-name="Standard">
      <style:text-properties officeooo:rsid="001159af" officeooo:paragraph-rsid="001159af"/>
    </style:style>
    <style:style style:name="P23" style:family="paragraph" style:parent-style-name="Standard">
      <style:text-properties officeooo:rsid="00123898" officeooo:paragraph-rsid="00123898"/>
    </style:style>
    <style:style style:name="P24" style:family="paragraph" style:parent-style-name="Standard">
      <style:text-properties officeooo:rsid="0013b4d4" officeooo:paragraph-rsid="0013b4d4"/>
    </style:style>
    <style:style style:name="P25" style:family="paragraph" style:parent-style-name="Standard">
      <style:text-properties officeooo:rsid="001545bc" officeooo:paragraph-rsid="001545bc"/>
    </style:style>
    <style:style style:name="P26" style:family="paragraph" style:parent-style-name="Standard">
      <style:text-properties officeooo:rsid="001617c2" officeooo:paragraph-rsid="001617c2"/>
    </style:style>
    <style:style style:name="P27" style:family="paragraph" style:parent-style-name="Standard">
      <style:text-properties officeooo:rsid="001ac521" officeooo:paragraph-rsid="001ac521"/>
    </style:style>
    <style:style style:name="P28" style:family="paragraph" style:parent-style-name="Standard">
      <style:text-properties officeooo:rsid="001b98e4" officeooo:paragraph-rsid="001b98e4"/>
    </style:style>
    <style:style style:name="P29" style:family="paragraph" style:parent-style-name="Standard">
      <style:text-properties officeooo:rsid="001e8bd5" officeooo:paragraph-rsid="001e8bd5"/>
    </style:style>
    <style:style style:name="P30" style:family="paragraph" style:parent-style-name="Standard">
      <style:text-properties officeooo:rsid="0021f55b" officeooo:paragraph-rsid="0021f55b"/>
    </style:style>
    <style:style style:name="P31" style:family="paragraph" style:parent-style-name="Standard">
      <style:text-properties officeooo:rsid="00258673" officeooo:paragraph-rsid="00258673"/>
    </style:style>
    <style:style style:name="P32" style:family="paragraph" style:parent-style-name="Standard">
      <style:text-properties officeooo:rsid="00258673" officeooo:paragraph-rsid="002aef50"/>
    </style:style>
    <style:style style:name="P33" style:family="paragraph" style:parent-style-name="Standard">
      <style:text-properties officeooo:rsid="00264624" officeooo:paragraph-rsid="00264624"/>
    </style:style>
    <style:style style:name="P34" style:family="paragraph" style:parent-style-name="Standard">
      <style:text-properties fo:font-weight="normal" officeooo:rsid="001617c2" officeooo:paragraph-rsid="00174f4f" style:font-weight-asian="normal" style:font-weight-complex="normal"/>
    </style:style>
    <style:style style:name="P35" style:family="paragraph" style:parent-style-name="Standard">
      <style:text-properties fo:font-weight="normal" officeooo:rsid="00426925" officeooo:paragraph-rsid="00426925" style:font-weight-asian="normal" style:font-weight-complex="normal"/>
    </style:style>
    <style:style style:name="P36" style:family="paragraph" style:parent-style-name="Standard">
      <style:text-properties fo:font-weight="normal" officeooo:rsid="00442936" officeooo:paragraph-rsid="00442936" style:font-weight-asian="normal" style:font-weight-complex="normal"/>
    </style:style>
    <style:style style:name="P37" style:family="paragraph" style:parent-style-name="Standard">
      <style:text-properties fo:font-weight="normal" officeooo:rsid="0045bba7" officeooo:paragraph-rsid="0045bba7" style:font-weight-asian="normal" style:font-weight-complex="normal"/>
    </style:style>
    <style:style style:name="P38" style:family="paragraph" style:parent-style-name="Standard">
      <style:text-properties fo:font-weight="normal" officeooo:rsid="0063a0dd" officeooo:paragraph-rsid="0063a0dd" style:font-weight-asian="normal" style:font-weight-complex="normal"/>
    </style:style>
    <style:style style:name="P39" style:family="paragraph" style:parent-style-name="Standard">
      <style:text-properties officeooo:rsid="00279757" officeooo:paragraph-rsid="00279757"/>
    </style:style>
    <style:style style:name="P40" style:family="paragraph" style:parent-style-name="Standard">
      <style:text-properties officeooo:rsid="0023c192" officeooo:paragraph-rsid="002964db"/>
    </style:style>
    <style:style style:name="P41" style:family="paragraph" style:parent-style-name="Standard">
      <style:text-properties officeooo:rsid="002964db" officeooo:paragraph-rsid="002964db"/>
    </style:style>
    <style:style style:name="P42" style:family="paragraph" style:parent-style-name="Standard">
      <style:text-properties officeooo:paragraph-rsid="002964db"/>
    </style:style>
    <style:style style:name="P43" style:family="paragraph" style:parent-style-name="Standard">
      <style:text-properties officeooo:rsid="002df704" officeooo:paragraph-rsid="002df704"/>
    </style:style>
    <style:style style:name="P44" style:family="paragraph" style:parent-style-name="Standard">
      <style:text-properties officeooo:rsid="00314d9c" officeooo:paragraph-rsid="00314d9c"/>
    </style:style>
    <style:style style:name="P45" style:family="paragraph" style:parent-style-name="Standard">
      <style:text-properties officeooo:rsid="0031d0d6" officeooo:paragraph-rsid="0031d0d6"/>
    </style:style>
    <style:style style:name="P46" style:family="paragraph" style:parent-style-name="Standard">
      <style:text-properties officeooo:rsid="0032b369" officeooo:paragraph-rsid="0032b369"/>
    </style:style>
    <style:style style:name="P47" style:family="paragraph" style:parent-style-name="Standard">
      <style:text-properties officeooo:rsid="0032bf53" officeooo:paragraph-rsid="0032b369"/>
    </style:style>
    <style:style style:name="P48" style:family="paragraph" style:parent-style-name="Standard">
      <style:text-properties officeooo:rsid="0032bf53" officeooo:paragraph-rsid="0032bf53"/>
    </style:style>
    <style:style style:name="P49" style:family="paragraph" style:parent-style-name="Standard">
      <style:text-properties officeooo:rsid="00364891" officeooo:paragraph-rsid="00364891"/>
    </style:style>
    <style:style style:name="P50" style:family="paragraph" style:parent-style-name="Standard">
      <style:text-properties officeooo:rsid="00394cc6" officeooo:paragraph-rsid="00394cc6"/>
    </style:style>
    <style:style style:name="P51" style:family="paragraph" style:parent-style-name="Standard">
      <style:text-properties officeooo:rsid="0039d8ea" officeooo:paragraph-rsid="0039d8ea"/>
    </style:style>
    <style:style style:name="P52" style:family="paragraph" style:parent-style-name="Standard">
      <style:text-properties officeooo:rsid="003bca21" officeooo:paragraph-rsid="003bca21"/>
    </style:style>
    <style:style style:name="P53" style:family="paragraph" style:parent-style-name="Standard">
      <style:text-properties officeooo:paragraph-rsid="003bca21"/>
    </style:style>
    <style:style style:name="P54" style:family="paragraph" style:parent-style-name="Standard">
      <style:text-properties officeooo:rsid="003e45f5" officeooo:paragraph-rsid="003e45f5"/>
    </style:style>
    <style:style style:name="P55" style:family="paragraph" style:parent-style-name="Standard">
      <style:text-properties officeooo:rsid="003fc836" officeooo:paragraph-rsid="003fc836"/>
    </style:style>
    <style:style style:name="P56" style:family="paragraph" style:parent-style-name="Standard">
      <style:text-properties officeooo:rsid="00414155" officeooo:paragraph-rsid="00414155"/>
    </style:style>
    <style:style style:name="P57" style:family="paragraph" style:parent-style-name="Standard">
      <style:text-properties officeooo:rsid="00465578" officeooo:paragraph-rsid="00465578"/>
    </style:style>
    <style:style style:name="P58" style:family="paragraph" style:parent-style-name="Standard">
      <style:text-properties officeooo:paragraph-rsid="004aab54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4aab54" officeooo:paragraph-rsid="004aab54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officeooo:rsid="006b3ec6" officeooo:paragraph-rsid="006b3ec6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7b587b" officeooo:paragraph-rsid="007e9ac8" style:font-size-asian="16pt" style:font-weight-asian="bold" style:font-size-complex="16pt" style:font-weight-complex="bold"/>
    </style:style>
    <style:style style:name="P62" style:family="paragraph" style:parent-style-name="Standard">
      <style:text-properties officeooo:rsid="0052c4d7" officeooo:paragraph-rsid="0052c4d7"/>
    </style:style>
    <style:style style:name="P63" style:family="paragraph" style:parent-style-name="Standard">
      <style:text-properties officeooo:paragraph-rsid="0052c4d7"/>
    </style:style>
    <style:style style:name="P64" style:family="paragraph" style:parent-style-name="Standard">
      <style:text-properties officeooo:rsid="0052cbef" officeooo:paragraph-rsid="0052cbef"/>
    </style:style>
    <style:style style:name="P65" style:family="paragraph" style:parent-style-name="Standard">
      <style:text-properties officeooo:rsid="00557a58" officeooo:paragraph-rsid="0052c4d7"/>
    </style:style>
    <style:style style:name="P66" style:family="paragraph" style:parent-style-name="Standard">
      <style:text-properties officeooo:rsid="0057d4ba" officeooo:paragraph-rsid="0057d4ba"/>
    </style:style>
    <style:style style:name="P67" style:family="paragraph" style:parent-style-name="Standard">
      <style:text-properties officeooo:rsid="0057d4ba" officeooo:paragraph-rsid="005b64aa"/>
    </style:style>
    <style:style style:name="P68" style:family="paragraph" style:parent-style-name="Standard">
      <style:text-properties officeooo:paragraph-rsid="005c4fb2"/>
    </style:style>
    <style:style style:name="P69" style:family="paragraph" style:parent-style-name="Standard">
      <style:text-properties officeooo:paragraph-rsid="005d230b"/>
    </style:style>
    <style:style style:name="P70" style:family="paragraph" style:parent-style-name="Standard">
      <style:text-properties officeooo:rsid="005d230b" officeooo:paragraph-rsid="005d230b"/>
    </style:style>
    <style:style style:name="P71" style:family="paragraph" style:parent-style-name="Standard">
      <style:text-properties officeooo:rsid="005e64e6" officeooo:paragraph-rsid="005e64e6"/>
    </style:style>
    <style:style style:name="P72" style:family="paragraph" style:parent-style-name="Standard">
      <style:text-properties officeooo:rsid="00622346" officeooo:paragraph-rsid="00622346"/>
    </style:style>
    <style:style style:name="P73" style:family="paragraph" style:parent-style-name="Standard">
      <style:text-properties officeooo:rsid="00622346" officeooo:paragraph-rsid="0063a0dd"/>
    </style:style>
    <style:style style:name="P74" style:family="paragraph" style:parent-style-name="Standard">
      <style:text-properties officeooo:paragraph-rsid="0063a0dd"/>
    </style:style>
    <style:style style:name="P75" style:family="paragraph" style:parent-style-name="Standard">
      <style:text-properties style:text-underline-style="none" officeooo:rsid="00587d44" officeooo:paragraph-rsid="0057d4ba"/>
    </style:style>
    <style:style style:name="P76" style:family="paragraph" style:parent-style-name="Standard">
      <style:text-properties style:text-underline-style="none" officeooo:rsid="006d7d73" officeooo:paragraph-rsid="006d7d73"/>
    </style:style>
    <style:style style:name="P77" style:family="paragraph" style:parent-style-name="Standard">
      <style:text-properties style:text-underline-style="none" fo:font-weight="bold" officeooo:rsid="006d7d73" officeooo:paragraph-rsid="006d7d73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6ff775" officeooo:paragraph-rsid="006ff775" style:font-weight-asian="bold" style:font-weight-complex="bold"/>
    </style:style>
    <style:style style:name="P79" style:family="paragraph" style:parent-style-name="Standard">
      <style:text-properties style:text-underline-style="none" officeooo:rsid="006ff775" officeooo:paragraph-rsid="006ff775"/>
    </style:style>
    <style:style style:name="P80" style:family="paragraph" style:parent-style-name="Standard">
      <style:text-properties style:text-underline-style="none" officeooo:rsid="00716a5b" officeooo:paragraph-rsid="00716a5b"/>
    </style:style>
    <style:style style:name="P81" style:family="paragraph" style:parent-style-name="Standard">
      <style:text-properties style:text-underline-style="none" officeooo:rsid="007ca140" officeooo:paragraph-rsid="007ca140"/>
    </style:style>
    <style:style style:name="P82" style:family="paragraph" style:parent-style-name="Standard">
      <style:text-properties style:text-underline-style="none" fo:font-weight="normal" officeooo:rsid="006d7d73" officeooo:paragraph-rsid="006d7d73" style:font-weight-asian="normal" style:font-weight-complex="normal"/>
    </style:style>
    <style:style style:name="P83" style:family="paragraph" style:parent-style-name="Standard">
      <style:text-properties style:text-underline-style="none" officeooo:rsid="007e9ac8" officeooo:paragraph-rsid="006d7d73"/>
    </style:style>
    <style:style style:name="P84" style:family="paragraph" style:parent-style-name="Standard">
      <style:text-properties style:text-underline-style="none" officeooo:rsid="007e9ac8" officeooo:paragraph-rsid="007e9ac8"/>
    </style:style>
    <style:style style:name="P85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86" style:family="paragraph" style:parent-style-name="Standard">
      <style:text-properties style:text-underline-style="solid" style:text-underline-width="auto" style:text-underline-color="font-color" fo:font-weight="bold" officeooo:rsid="006e6112" officeooo:paragraph-rsid="006e6112" style:font-weight-asian="bold" style:font-weight-complex="bold"/>
    </style:style>
    <style:style style:name="P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3898" officeooo:paragraph-rsid="00123898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4aab54"/>
    </style:style>
    <style:style style:name="P9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6d7d73" officeooo:paragraph-rsid="006d7d73"/>
    </style:style>
    <style:style style:name="P91" style:family="paragraph" style:parent-style-name="Standard" style:list-style-name="L1"/>
    <style:style style:name="P92" style:family="paragraph" style:parent-style-name="Standard" style:list-style-name="L1">
      <style:text-properties officeooo:rsid="003f74c2" officeooo:paragraph-rsid="003f74c2"/>
    </style:style>
    <style:style style:name="P93" style:family="paragraph" style:parent-style-name="Standard">
      <style:text-properties style:text-underline-style="none"/>
    </style:style>
    <style:style style:name="P94" style:family="paragraph" style:parent-style-name="Standard">
      <style:text-properties style:text-underline-style="none" officeooo:rsid="006d7d73" officeooo:paragraph-rsid="006d7d73"/>
    </style:style>
    <style:style style:name="P95" style:family="paragraph" style:parent-style-name="Standard">
      <style:text-properties style:text-underline-style="none" officeooo:rsid="006d7d73" officeooo:paragraph-rsid="00843ab7"/>
    </style:style>
    <style:style style:name="P96" style:family="paragraph" style:parent-style-name="Standard">
      <style:text-properties style:text-underline-style="none" officeooo:rsid="00843ab7" officeooo:paragraph-rsid="00843ab7"/>
    </style:style>
    <style:style style:name="P97" style:family="paragraph" style:parent-style-name="Standard">
      <style:text-properties style:text-underline-style="none" officeooo:rsid="00858912" officeooo:paragraph-rsid="00858912"/>
    </style:style>
    <style:style style:name="P98" style:family="paragraph" style:parent-style-name="Standard">
      <style:text-properties style:text-underline-style="none" fo:font-weight="bold" officeooo:rsid="008a493a" officeooo:paragraph-rsid="008a493a" style:font-weight-asian="bold" style:font-weight-complex="bold"/>
    </style:style>
    <style:style style:name="P99" style:family="paragraph" style:parent-style-name="Standard">
      <style:text-properties style:text-underline-style="none" fo:font-weight="bold" officeooo:rsid="008b3db3" officeooo:paragraph-rsid="008b3db3" style:font-weight-asian="bold" style:font-weight-complex="bold"/>
    </style:style>
    <style:style style:name="P100" style:family="paragraph" style:parent-style-name="Standard">
      <style:text-properties style:text-underline-style="none" fo:font-weight="bold" officeooo:rsid="008dc1df" officeooo:paragraph-rsid="008dc1df" style:font-weight-asian="bold" style:font-weight-complex="bold"/>
    </style:style>
    <style:style style:name="P101" style:family="paragraph" style:parent-style-name="Standard">
      <style:text-properties style:text-underline-style="none" fo:font-weight="normal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8b3db3" officeooo:paragraph-rsid="008b3db3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8f4a82" officeooo:paragraph-rsid="008f4a82" style:font-weight-asian="normal" style:font-weight-complex="normal"/>
    </style:style>
    <style:style style:name="P104" style:family="paragraph" style:parent-style-name="Standard">
      <style:text-properties style:text-underline-style="none" officeooo:rsid="008c8244" officeooo:paragraph-rsid="008c8244"/>
    </style:style>
    <style:style style:name="P10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88d5a7" officeooo:paragraph-rsid="0088d5a7" style:font-size-asian="16pt" style:font-weight-asian="bold" style:font-size-complex="16pt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943b21" officeooo:paragraph-rsid="00943b21" style:font-size-asian="16pt" style:font-weight-asian="bold" style:font-size-complex="16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none" fo:font-weight="bold" officeooo:rsid="00943b21" officeooo:paragraph-rsid="00943b21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6d7d73" officeooo:paragraph-rsid="006d7d73"/>
    </style:style>
    <style:style style:name="P10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8f4a82" officeooo:paragraph-rsid="008f4a8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7a5" style:font-weight-asian="normal" style:font-weight-complex="normal"/>
    </style:style>
    <style:style style:name="T3" style:family="text">
      <style:text-properties fo:font-weight="normal" officeooo:rsid="00123898" style:font-weight-asian="normal" style:font-weight-complex="normal"/>
    </style:style>
    <style:style style:name="T4" style:family="text">
      <style:text-properties fo:font-weight="normal" officeooo:rsid="0021f55b" style:font-weight-asian="normal" style:font-weight-complex="normal"/>
    </style:style>
    <style:style style:name="T5" style:family="text">
      <style:text-properties fo:font-weight="normal" officeooo:rsid="00442936" style:font-weight-asian="normal" style:font-weight-complex="normal"/>
    </style:style>
    <style:style style:name="T6" style:family="text">
      <style:text-properties fo:font-weight="normal" officeooo:rsid="0044f35b" style:font-weight-asian="normal" style:font-weight-complex="normal"/>
    </style:style>
    <style:style style:name="T7" style:family="text">
      <style:text-properties fo:font-weight="normal" officeooo:rsid="00943999" style:font-weight-asian="normal" style:font-weight-complex="normal"/>
    </style:style>
    <style:style style:name="T8" style:family="text">
      <style:text-properties officeooo:rsid="00123898"/>
    </style:style>
    <style:style style:name="T9" style:family="text">
      <style:text-properties officeooo:rsid="00174f4f"/>
    </style:style>
    <style:style style:name="T10" style:family="text">
      <style:text-properties officeooo:rsid="0018fe4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964db" style:font-weight-asian="bold" style:font-weight-complex="bold"/>
    </style:style>
    <style:style style:name="T13" style:family="text">
      <style:text-properties officeooo:rsid="001e8bd5"/>
    </style:style>
    <style:style style:name="T14" style:family="text">
      <style:text-properties officeooo:rsid="0031b568"/>
    </style:style>
    <style:style style:name="T15" style:family="text">
      <style:text-properties officeooo:rsid="00348dfb"/>
    </style:style>
    <style:style style:name="T16" style:family="text">
      <style:text-properties officeooo:rsid="0037abc5"/>
    </style:style>
    <style:style style:name="T17" style:family="text">
      <style:text-properties officeooo:rsid="003b45c7"/>
    </style:style>
    <style:style style:name="T18" style:family="text">
      <style:text-properties officeooo:rsid="003d245a"/>
    </style:style>
    <style:style style:name="T19" style:family="text">
      <style:text-properties officeooo:rsid="00414155"/>
    </style:style>
    <style:style style:name="T20" style:family="text">
      <style:text-properties officeooo:rsid="004bc41a"/>
    </style:style>
    <style:style style:name="T21" style:family="text">
      <style:text-properties officeooo:rsid="004cdf74"/>
    </style:style>
    <style:style style:name="T22" style:family="text">
      <style:text-properties officeooo:rsid="004edf74"/>
    </style:style>
    <style:style style:name="T23" style:family="text">
      <style:text-properties officeooo:rsid="0053ac63"/>
    </style:style>
    <style:style style:name="T24" style:family="text">
      <style:text-properties officeooo:rsid="00557a58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officeooo:rsid="00587d44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text-underline-style="none" officeooo:rsid="00587d44"/>
    </style:style>
    <style:style style:name="T29" style:family="text">
      <style:text-properties style:text-underline-style="none" officeooo:rsid="005960eb"/>
    </style:style>
    <style:style style:name="T30" style:family="text">
      <style:text-properties style:text-underline-style="none" fo:font-weight="bold" officeooo:rsid="005960eb" style:font-weight-asian="bold" style:font-weight-complex="bold"/>
    </style:style>
    <style:style style:name="T31" style:family="text">
      <style:text-properties style:text-underline-style="none" fo:font-weight="bold" officeooo:rsid="00598e8e" style:font-weight-asian="bold" style:font-weight-complex="bold"/>
    </style:style>
    <style:style style:name="T32" style:family="text">
      <style:text-properties style:text-underline-style="none" officeooo:rsid="00598e8e"/>
    </style:style>
    <style:style style:name="T33" style:family="text">
      <style:text-properties style:text-underline-style="none" officeooo:rsid="005b64aa"/>
    </style:style>
    <style:style style:name="T34" style:family="text">
      <style:text-properties officeooo:rsid="005c4fb2"/>
    </style:style>
    <style:style style:name="T35" style:family="text">
      <style:text-properties officeooo:rsid="005d230b"/>
    </style:style>
    <style:style style:name="T36" style:family="text">
      <style:text-properties style:text-position="super 58%"/>
    </style:style>
    <style:style style:name="T37" style:family="text">
      <style:text-properties officeooo:rsid="00653dbe"/>
    </style:style>
    <style:style style:name="T38" style:family="text">
      <style:text-properties officeooo:rsid="0072c07a"/>
    </style:style>
    <style:style style:name="T39" style:family="text">
      <style:text-properties officeooo:rsid="0076ae1a"/>
    </style:style>
    <style:style style:name="T40" style:family="text">
      <style:text-properties officeooo:rsid="0076e8b4"/>
    </style:style>
    <style:style style:name="T41" style:family="text">
      <style:text-properties officeooo:rsid="0077d147"/>
    </style:style>
    <style:style style:name="T42" style:family="text">
      <style:text-properties officeooo:rsid="007972ef"/>
    </style:style>
    <style:style style:name="T43" style:family="text">
      <style:text-properties fo:font-size="12pt" fo:font-weight="normal" officeooo:rsid="007e9ac8" style:font-size-asian="12pt" style:font-weight-asian="normal" style:font-size-complex="12pt" style:font-weight-complex="normal"/>
    </style:style>
    <style:style style:name="T44" style:family="text">
      <style:text-properties officeooo:rsid="0080cf55"/>
    </style:style>
    <style:style style:name="T45" style:family="text">
      <style:text-properties officeooo:rsid="008267ff"/>
    </style:style>
    <style:style style:name="T46" style:family="text">
      <style:text-properties officeooo:rsid="00862df0"/>
    </style:style>
    <style:style style:name="T47" style:family="text">
      <style:text-properties officeooo:rsid="009054bc"/>
    </style:style>
    <style:style style:name="T48" style:family="text">
      <style:text-properties officeooo:rsid="009439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3: <text:s/></text:p>
      <text:p text:style-name="P1"/>
      <text:p text:style-name="P1">Setting up visual studio code: <text:a xlink:type="simple" xlink:href="https://linuxacademy.com/cp/courses/lesson/course/4773/lesson/3/module/383" text:style-name="Internet_20_link" text:visited-style-name="Visited_20_Internet_20_Link"><text:span text:style-name="T3">Linux academy</text:span></text:a><text:span text:style-name="T8"> </text:span></text:p>
      <text:p text:style-name="P1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1">Check the installed extensions: <text:s/><text:span text:style-name="T2">Click on the extension button: <text:s/></text:span></text:p>
      <text:p text:style-name="P22"><text:span text:style-name="T8">S</text:span>earch for the already installed extensions: <text:s text:c="2"/>@installed</text:p>
      <text:p text:style-name="P22"/>
      <text:p text:style-name="P2">Which extensions to install:</text:p>
      <text:p text:style-name="P23">Python</text:p>
      <text:p text:style-name="P24">Pyright</text:p>
      <text:p text:style-name="P87">Remote Development</text:p>
      <text:p text:style-name="P23"/>
      <text:p text:style-name="Standard"/>
      <text:p text:style-name="Standard"><text:a xlink:type="simple" xlink:href="https://linuxacademy.com/cp/modules/view/id/168" text:style-name="Internet_20_link" text:visited-style-name="Visited_20_Internet_20_Link">Python 3 Scripting for System Administrators</text:a></text:p>
      <text:p text:style-name="Standard"/>
      <text:p text:style-name="P25">Tools I’m gonna need:</text:p>
      <text:p text:style-name="P25">Git</text:p>
      <text:p text:style-name="P25">wget</text:p>
      <text:p text:style-name="P25">which</text:p>
      <text:p text:style-name="P25">words /usr/share/dic/words</text:p>
      <text:p text:style-name="P25">lsof</text:p>
      <text:p text:style-name="P25">text editor</text:p>
      <text:p text:style-name="Standard"/>
      <text:p text:style-name="P41"><text:span text:style-name="T11">Install development tools:</text:span> Which contains python libraries,dependencies and other things for other programing languages.</text:p>
      <text:p text:style-name="P42"/>
      <text:p text:style-name="P4">To install <text:span text:style-name="T9">development tools, git included</text:span> on a Centos <text:span text:style-name="T9">7</text:span>: <text:tab/></text:p>
      <text:p text:style-name="P34">yum groupinstall -y “development tools”<text:tab/></text:p>
      <text:p text:style-name="P34"/>
      <text:p text:style-name="P3"><text:span text:style-name="T10">To list development tools content in Centos 8 / RHEL 8:</text:span><text:span text:style-name="T1"> </text:span></text:p>
      <text:p text:style-name="P26">dnf groupinfo "Development Tools"</text:p>
      <text:p text:style-name="Standard"/>
      <text:p text:style-name="P27"><text:span text:style-name="T11">Install it on RHEL 8 / Centos 8:</text:span> <text:s text:c="4"/>dnf group install "Development Tools"</text:p>
      <text:p text:style-name="Standard"/>
      <text:p text:style-name="P28"><text:span text:style-name="T11">Remove it if necessary: <text:s text:c="2"/></text:span><text:s/><text:tab/>dnf group remove "Development Tools"</text:p>
      <text:p text:style-name="Standard"/>
      <text:p text:style-name="P5">Set up and configure git:</text:p>
      <text:p text:style-name="Standard">git config --global user.name "cloud_user"</text:p>
      <text:p text:style-name="Standard">git config --global user.email "cloud_user@linux.com"</text:p>
      <text:p text:style-name="Standard"/>
      <text:p text:style-name="P6">Modify your .bashrc:</text:p>
      <text:p text:style-name="P29">curl https://raw.githubusercontent.com/linuxacademy/content-python3-sysadmin/master/helpers/bashrc -o ~/.bashrc</text:p>
      <text:p text:style-name="Standard"/>
      <text:p text:style-name="Standard">-<text:span text:style-name="T13">o sends the output to the specified file, in this case your .bashrc</text:span></text:p>
      <text:p text:style-name="Standard"/>
      <text:p text:style-name="P39">This modification will modify your prompt in which you won’t see the hostname, and will show you in which git branch you are, like the developersx.</text:p>
      <text:p text:style-name="Standard"/>
      <text:p text:style-name="P7">Reload bash to see the .bashrc modification: <text:s/><text:tab/><text:span text:style-name="T4">exec $SHELL</text:span></text:p>
      <text:p text:style-name="P30">You will see that the terminal have changed to: <text:s text:c="2"/><text:span text:style-name="T11">~ <text:s/>$</text:span> <text:s text:c="2"/>as has been specified in .bashrc</text:p>
      <text:p text:style-name="Standard"/>
      <text:p text:style-name="P8"><text:soft-page-break/>Modify the vim editor:</text:p>
      <text:p text:style-name="P40">curl https://raw.githubusercontent.com/linuxacademy/content-python-for-sys-admins/master/helpers/vimrc -o ~/.vimrc</text:p>
      <text:p text:style-name="P13">Create the sample file and init git:</text:p>
      <text:p text:style-name="P31">mkdir sample</text:p>
      <text:p text:style-name="P32">cd sample</text:p>
      <text:p text:style-name="P31">touch file.txt</text:p>
      <text:p text:style-name="P31">git init</text:p>
      <text:p text:style-name="Standard"/>
      <text:p text:style-name="P31"><text:span text:style-name="T11">And git add, git commit:</text:span> </text:p>
      <text:p text:style-name="P31">git add --all .</text:p>
      <text:p text:style-name="P31">git commit -m “Added new file”</text:p>
      <text:p text:style-name="P31"/>
      <text:p text:style-name="P31">I will see that my prompt have changed to: <text:s text:c="3"/>sample[master] $ </text:p>
      <text:p text:style-name="P33">The modifications in the .bashrc have a lot of git features on it and will tell me the branch I’m working on, the state, if I did modifications or deletions, etc.</text:p>
      <text:p text:style-name="P31"/>
      <text:p text:style-name="P14">Download, compile and install python3:</text:p>
      <text:p text:style-name="P14"/>
      <text:p text:style-name="P43"><text:span text:style-name="T12">C</text:span><text:span text:style-name="T11">ompilation packages:</text:span></text:p>
      <text:p text:style-name="Standard">yum install -y \</text:p>
      <text:p text:style-name="Standard"><text:s text:c="2"/>libffi-devel \</text:p>
      <text:p text:style-name="Standard"><text:s text:c="2"/>zlib-devel \</text:p>
      <text:p text:style-name="Standard"><text:s text:c="2"/>bzip2-devel \</text:p>
      <text:p text:style-name="Standard"><text:s text:c="2"/>openssl-devel \</text:p>
      <text:p text:style-name="Standard"><text:s text:c="2"/>ncurses-devel \</text:p>
      <text:p text:style-name="Standard"><text:s text:c="2"/>sqlite-devel \</text:p>
      <text:p text:style-name="Standard"><text:s text:c="2"/>readline-devel \</text:p>
      <text:p text:style-name="Standard"><text:s text:c="2"/>tk-devel \</text:p>
      <text:p text:style-name="Standard"><text:s text:c="2"/>gdbm-devel \</text:p>
      <text:p text:style-name="Standard"><text:s text:c="2"/>db4-devel \</text:p>
      <text:p text:style-name="Standard"><text:s text:c="2"/>libpcap-devel \</text:p>
      <text:p text:style-name="Standard"><text:s text:c="2"/>xz-devel \</text:p>
      <text:p text:style-name="Standard"><text:s text:c="2"/>expat-devel</text:p>
      <text:p text:style-name="Standard"/>
      <text:p text:style-name="Standard">cd /usr/src</text:p>
      <text:p text:style-name="Standard">wget http://python.org/ftp/python/3.6.4/Python-3.6.4.tar.xz</text:p>
      <text:p text:style-name="P44">or go to python.org – Downloads – Source Code – Pick the one you need – Download Gzipped source tarball</text:p>
      <text:p text:style-name="Standard"/>
      <text:p text:style-name="Standard">tar xf Python-3.6.4.tar.xz</text:p>
      <text:p text:style-name="Standard">cd Python-3.6.4</text:p>
      <text:p text:style-name="Standard"/>
      <text:p text:style-name="Standard">./configure –enable-optimizations <text:s text:c="2"/><text:span text:style-name="T14"><text:s/></text:span></text:p>
      <text:p text:style-name="Standard"/>
      <text:p text:style-name="Standard"><text:span text:style-name="T11">make altinstall</text:span> <text:s text:c="2"/>→<text:span text:style-name="T14"> python is already in all linux distros, with alt install you won’t override the old python just will be installed all together.</text:span></text:p>
      <text:p text:style-name="Standard"/>
      <text:p text:style-name="Standard">exit</text:p>
      <text:p text:style-name="Standard"/>
      <text:p text:style-name="P45">You can type python3 and will autofill the rest.</text:p>
      <text:p text:style-name="P45"/>
      <text:p text:style-name="P46"><text:soft-page-break/><text:span text:style-name="T11">Upgrade Pip:</text:span> <text:s/>Pip is the packet manager for python.</text:p>
      <text:p text:style-name="P47"/>
      <text:p text:style-name="P48">sudo pip3.6 install --upgrade pip <text:s text:c="2"/>–<text:span text:style-name="T15">&gt; will give command not found error.</text:span></text:p>
      <text:p text:style-name="P48"/>
      <text:p text:style-name="P49">Edit /etc/sudoers</text:p>
      <text:p text:style-name="P49"/>
      <text:p text:style-name="P49">Search for “secure_path” <text:span text:style-name="T16">and add the folder in which python is: <text:s/>:/usr/local/bin</text:span></text:p>
      <text:p text:style-name="P48"/>
      <text:p text:style-name="P50">The try again, will tell you that there is already a newer version installed so screw all this pip stuf.</text:p>
      <text:p text:style-name="Standard"/>
      <text:p text:style-name="Standard"/>
      <text:p text:style-name="P9">Info:</text:p>
      <text:p text:style-name="P51">Python is an Object Oriented Scripting Language <text:span text:style-name="T17">(OOP, object oriented programming)</text:span></text:p>
      <text:p text:style-name="P52">Dynamic &amp; strong type system.</text:p>
      <text:p text:style-name="P53"><text:a xlink:type="simple" xlink:href="https://wiki.python.org/moin/Python2orPython3" text:style-name="Internet_20_link" text:visited-style-name="Visited_20_Internet_20_Link"><text:span text:style-name="T18">Python 2 vs. Python 3</text:span></text:a></text:p>
      <text:p text:style-name="P53"><text:a xlink:type="simple" xlink:href="https://docs.python.org/3/whatsnew/3.0.html" text:style-name="Internet_20_link" text:visited-style-name="Visited_20_Internet_20_Link"><text:span text:style-name="T18">Differences between Python 2 &amp; 3</text:span></text:a></text:p>
      <text:p text:style-name="P51"/>
      <text:p text:style-name="Standard"/>
      <text:p text:style-name="P54"><text:span text:style-name="T11">REPL:</text:span> Read Evaluate Print Loop.</text:p>
      <text:p text:style-name="P55">Is the python interpreter free IDE, in which you can type commands.</text:p>
      <text:p text:style-name="P54"/>
      <text:list xml:id="list208444682" text:style-name="L1">
        <text:list-item>
          <text:p text:style-name="P92"><text:span text:style-name="T11">R</text:span>ead the user input (your Python commands).</text:p>
        </text:list-item>
        <text:list-item>
          <text:p text:style-name="P92"><text:span text:style-name="T11">E</text:span>valuate your code (to work out what you mean).</text:p>
        </text:list-item>
        <text:list-item>
          <text:p text:style-name="P92"><text:span text:style-name="T11">P</text:span>rint any results (so you can see the computer’s response).</text:p>
        </text:list-item>
        <text:list-item>
          <text:p text:style-name="P92"><text:span text:style-name="T11">L</text:span>oop back to step 1 (to continue the conversation).</text:p>
          <text:p text:style-name="P91"/>
        </text:list-item>
      </text:list>
      <text:p text:style-name="P55">&gt;&gt;&gt; <text:span text:style-name="T19">Is where you can start to type commands.</text:span></text:p>
      <text:p text:style-name="P55"/>
      <text:p text:style-name="P56">To leave the REPL type: <text:s text:c="2"/>exit() <text:s/>or Ctrl + d</text:p>
      <text:p text:style-name="Standard"/>
      <text:p text:style-name="P10">Scripts: <text:span text:style-name="T1">Have to have the extension .py</text:span></text:p>
      <text:p text:style-name="P35"/>
      <text:p text:style-name="P36">You can run it typing: <text:s/>python3.6 program.py</text:p>
      <text:p text:style-name="P35"/>
      <text:p text:style-name="P10"><text:span text:style-name="T5">Or adding in the s</text:span><text:span text:style-name="T1">hebang: <text:s text:c="3"/>#!/usr/bin/env python3.6 <text:s text:c="2"/>→</text:span><text:span text:style-name="T6"> then you can run it with: <text:s/>./program.py</text:span></text:p>
      <text:p text:style-name="P11"/>
      <text:p text:style-name="P12">Move the scripts to a folder included in the $PATH:</text:p>
      <text:p text:style-name="P37">echo $PATH shows that /home/user/bin is already there. We can create bin and move there the scripts,</text:p>
      <text:p text:style-name="P37"/>
      <text:p text:style-name="P37">mkdir /home/user/bin </text:p>
      <text:p text:style-name="P37">mv myscript.py /home/user/bin </text:p>
      <text:p text:style-name="P35"/>
      <text:p text:style-name="P57">We can even remove the .py and will work just running: <text:s/>hello <text:s/></text:p>
      <text:p text:style-name="Standard"/>
      <text:p text:style-name="Standard"/>
      <text:p text:style-name="P89"/>
      <text:p text:style-name="P58"/>
      <text:p text:style-name="P58"><text:tab/></text:p>
      <text:p text:style-name="P58"/>
      <text:p text:style-name="P58"/>
      <text:p text:style-name="P58"/>
      <text:p text:style-name="P59"><text:soft-page-break/><text:span text:style-name="T22">Str / </text:span>St<text:span text:style-name="T20">r</text:span>ings:</text:p>
      <text:p text:style-name="Standard"><text:a xlink:type="simple" xlink:href="https://docs.python.org/3/library/stdtypes.html#text-sequence-type-str" text:style-name="Internet_20_link" text:visited-style-name="Visited_20_Internet_20_Link"><text:span text:style-name="T21">Python documentation</text:span></text:a></text:p>
      <text:p text:style-name="Standard"/>
      <text:p text:style-name="P16">Ordered sequence of characters, can not be modified.</text:p>
      <text:p text:style-name="P63"/>
      <text:p text:style-name="P62">For Python double and single quotes (“ ” <text:s text:c="2"/>‘ ’ ) are the same.</text:p>
      <text:p text:style-name="P64"/>
      <text:p text:style-name="P64">You can use triple quotes (“ ” ”) <text:span text:style-name="T23">and will let you to type in several lines until you close them again:</text:span></text:p>
      <text:p text:style-name="P64"/>
      <text:p text:style-name="P62">&gt;&gt;&gt; """ <text:s text:c="15"/>→<text:span text:style-name="T24"> you can do the same with triple single quotes, python doesn’t care.</text:span></text:p>
      <text:p text:style-name="P62">... This is a </text:p>
      <text:p text:style-name="P62">... muti-line string</text:p>
      <text:p text:style-name="P62">... """</text:p>
      <text:p text:style-name="P62">'\nThis is a \nmuti-line string\n'</text:p>
      <text:p text:style-name="P62">&gt;&gt;&gt; </text:p>
      <text:p text:style-name="P65"/>
      <text:p text:style-name="P15">Use a few operations:</text:p>
      <text:p text:style-name="P62">&gt;&gt;&gt; 'pass' + 'word'</text:p>
      <text:p text:style-name="P62">'password'</text:p>
      <text:p text:style-name="P62">&gt;&gt;&gt; </text:p>
      <text:p text:style-name="P62"/>
      <text:p text:style-name="P62">&gt;&gt;&gt; 'Ha' * 4</text:p>
      <text:p text:style-name="P62">'HaHaHaHa'</text:p>
      <text:p text:style-name="P62">&gt;&gt;&gt; </text:p>
      <text:p text:style-name="P62"/>
      <text:p text:style-name="P67">The real power of strings comes from the object oriented nature of python. </text:p>
      <text:p text:style-name="P67"><text:span text:style-name="T26">A string is an object</text:span><text:span text:style-name="T28"> and an object have two things:</text:span></text:p>
      <text:p text:style-name="P75"/>
      <text:p text:style-name="P66"><text:span text:style-name="T28"><text:tab/></text:span><text:span text:style-name="T30">State:</text:span><text:span text:style-name="T29"> In the case of a string is the entire content itselfs, Hello wold, HaHaHaHa, password, <text:tab/><text:tab/>the state is the text that we see.</text:span></text:p>
      <text:p text:style-name="P75"><text:tab/></text:p>
      <text:p text:style-name="P66"><text:span text:style-name="T28"><text:tab/></text:span><text:span text:style-name="T31">Behaviour:</text:span><text:span text:style-name="T32"> <text:s/></text:span><text:span text:style-name="T33">Functions attached to the object, methods.</text:span></text:p>
      <text:p text:style-name="P66"/>
      <text:p text:style-name="P66"/>
      <text:p text:style-name="Standard">&gt;&gt;&gt; </text:p>
      <text:p text:style-name="Standard">&gt;&gt;&gt; 'dou<text:span text:style-name="T11">b</text:span>le'.find('b')</text:p>
      <text:p text:style-name="Standard">3</text:p>
      <text:p text:style-name="Standard">&gt;&gt;&gt; </text:p>
      <text:p text:style-name="Standard"/>
      <text:p text:style-name="P68">'dou<text:span text:style-name="T11">b</text:span>le' →<text:span text:style-name="T34"> string</text:span></text:p>
      <text:p text:style-name="P68">.find→<text:span text:style-name="T34"> find is the method. <text:s/>The period (.) allows us to call a method, find in this example. <text:s/></text:span></text:p>
      <text:p text:style-name="P69">('b') <text:s/>→<text:span text:style-name="T35"> The find method will search for the letter b, if is in inside the string “double” will give us <text:tab/> the first index of that pattern.</text:span></text:p>
      <text:p text:style-name="P69"/>
      <text:p text:style-name="P70">We are searching for the b, there is one b in the 3<text:span text:style-name="T36">rd</text:span> position, counting 0,1,2,3.</text:p>
      <text:p text:style-name="P71">If it’s not there will give us -1</text:p>
      <text:p text:style-name="P71"/>
      <text:p text:style-name="P17">Another example:</text:p>
      <text:p text:style-name="P70">&gt;&gt;&gt; </text:p>
      <text:p text:style-name="P70">&gt;&gt;&gt; 'TeStInG'.lower()</text:p>
      <text:p text:style-name="P70">'testing'</text:p>
      <text:p text:style-name="P70">&gt;&gt;&gt; </text:p>
      <text:p text:style-name="P18"><text:soft-page-break/>Tabs, spaces, <text:span text:style-name="T37">quotes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Print a tab:</text:p>
            <text:p text:style-name="P73">&gt;&gt;&gt; print("Tab<text:span text:style-name="T11">\t</text:span>Delimited")</text:p>
            <text:p text:style-name="P73">Tab<text:tab/>Delimited</text:p>
            <text:p text:style-name="P73">&gt;&gt;&gt; </text:p>
          </table:table-cell>
          <table:table-cell table:style-name="Table1.B1" office:value-type="string">
            <text:p text:style-name="P74">&gt;&gt;&gt; "not\nworking"</text:p>
            <text:p text:style-name="P74">'not\nworking'</text:p>
            <text:p text:style-name="P74">&gt;&gt;&gt; </text:p>
          </table:table-cell>
        </table:table-row>
        <table:table-row>
          <table:table-cell table:style-name="Table1.A2" office:value-type="string">
            <text:p text:style-name="P19">New line:</text:p>
            <text:p text:style-name="P74">&gt;&gt;&gt; print("New<text:span text:style-name="T11">\n</text:span>line")</text:p>
            <text:p text:style-name="P74">New</text:p>
            <text:p text:style-name="P74">line</text:p>
            <text:p text:style-name="P74">&gt;&gt;&gt; </text:p>
          </table:table-cell>
          <table:table-cell table:style-name="Table1.B2" office:value-type="string">
            <text:p text:style-name="P19">Scape Slash \</text:p>
            <text:p text:style-name="P74">&gt;&gt;&gt; print('Scape Slash<text:span text:style-name="T11">\\</text:span>Character')</text:p>
            <text:p text:style-name="P74">Scape Slash\Character</text:p>
            <text:p text:style-name="P74">&gt;&gt;&gt; </text:p>
          </table:table-cell>
        </table:table-row>
        <table:table-row>
          <table:table-cell table:style-name="Table1.A2" office:value-type="string">
            <text:p text:style-name="P20">Showing single quotes:</text:p>
            <text:p text:style-name="P38">&gt;&gt;&gt; print(<text:span text:style-name="T11">"</text:span>'Single quotes' are fine<text:span text:style-name="T11">"</text:span>)</text:p>
            <text:p text:style-name="P38">'Single quotes' are fine</text:p>
            <text:p text:style-name="P38">&gt;&gt;&gt; </text:p>
          </table:table-cell>
          <table:table-cell table:style-name="Table1.B2" office:value-type="string">
            <text:p text:style-name="P20">Showing double quotes:</text:p>
            <text:p text:style-name="P38">&gt;&gt;&gt; print('"Double quotes" are fine')</text:p>
            <text:p text:style-name="P38">"Double quotes" are fine</text:p>
            <text:p text:style-name="P38">&gt;&gt;&gt; </text:p>
          </table:table-cell>
        </table:table-row>
        <table:table-row>
          <table:table-cell table:style-name="Table1.A2" office:value-type="string">
            <text:p text:style-name="P38">&gt;&gt;&gt; print('Your's is fine')</text:p>
            <text:p text:style-name="P38"><text:s text:c="2"/>File "&lt;stdin&gt;", line 1</text:p>
            <text:p text:style-name="P38"><text:s text:c="4"/>print('Your's is fine')</text:p>
            <text:p text:style-name="P19"><text:s text:c="16"/>^</text:p>
            <text:p text:style-name="P19">SyntaxError: invalid syntax</text:p>
            <text:p text:style-name="P38">&gt;&gt;&gt; </text:p>
          </table:table-cell>
          <table:table-cell table:style-name="Table1.B2" office:value-type="string">
            <text:p text:style-name="P21">Escaping a single quote:</text:p>
            <text:p text:style-name="P38"/>
            <text:p text:style-name="P38">&gt;&gt;&gt; print('Your\'s is fine')</text:p>
            <text:p text:style-name="P38">Your's is fine</text:p>
            <text:p text:style-name="P38">&gt;&gt;&gt; </text:p>
          </table:table-cell>
        </table:table-row>
      </table:table>
      <text:p text:style-name="P72"/>
      <text:p text:style-name="P74"/>
      <text:p text:style-name="P88"/>
      <text:p text:style-name="Standard"/>
      <text:p text:style-name="Standard"/>
      <text:p text:style-name="P60">Int and Float:</text:p>
      <text:p text:style-name="Standard"><text:a xlink:type="simple" xlink:href="https://docs.python.org/3/library/stdtypes.html#numeric-types-int-float-complex" text:style-name="Internet_20_link" text:visited-style-name="Visited_20_Internet_20_Link"><text:span text:style-name="T38">Python documentation</text:span></text:a></text:p>
      <text:p text:style-name="P85"/>
      <text:p text:style-name="P76"><text:span text:style-name="T11">int, integers</text:span> :<text:tab/><text:tab/>Whole numbers, negative and positives. No methods used commonly.</text:p>
      <text:p text:style-name="P77">Float, floating point:<text:tab/> <text:span text:style-name="T1">Decimal numbers, negative and positive. No methods used commonly.</text:span></text:p>
      <text:p text:style-name="P82"/>
      <text:p text:style-name="P86">Operations:</text:p>
      <text:p text:style-name="P79">x + y <text:s/>→<text:span text:style-name="T39"> </text:span>sum of x and y</text:p>
      <text:p text:style-name="P79">x - y <text:s text:c="2"/>→<text:span text:style-name="T39"> </text:span>difference of x and y</text:p>
      <text:p text:style-name="P79">x * y <text:s/>→<text:span text:style-name="T40"> <text:s/></text:span>product of x and y</text:p>
      <text:p text:style-name="P79">x / y <text:s text:c="2"/>→<text:span text:style-name="T40"> <text:s/></text:span>quotient of x and y</text:p>
      <text:p text:style-name="P79">x // y <text:s/>→<text:span text:style-name="T41"> <text:s/></text:span>floored quotient of x and y</text:p>
      <text:p text:style-name="P79">x % y →<text:span text:style-name="T41"> <text:s/></text:span>remainder of x / y</text:p>
      <text:p text:style-name="P79">-x <text:s text:c="6"/>→<text:span text:style-name="T42"> <text:s/></text:span>x negated</text:p>
      <text:p text:style-name="P79">+x <text:s text:c="5"/>→<text:span text:style-name="T42"> <text:s/></text:span>x unchanged</text:p>
      <text:p text:style-name="P79"/>
      <text:p text:style-name="P78"><text:span text:style-name="T25">Converting:</text:span><text:span text:style-name="T27"> </text:span><text:span text:style-name="T1"><text:tab/><text:tab/><text:tab/></text:span></text:p>
      <text:p text:style-name="P78">Convert float to int:</text:p>
      <text:p text:style-name="P79">&gt;&gt;&gt; int(12.23)</text:p>
      <text:p text:style-name="P79">12</text:p>
      <text:p text:style-name="P76"/>
      <text:p text:style-name="P78">Convert int to float:</text:p>
      <text:p text:style-name="P79">&gt;&gt;&gt; float(20)</text:p>
      <text:p text:style-name="P79">20.0</text:p>
      <text:p text:style-name="P76"/>
      <text:p text:style-name="P78"><text:soft-page-break/>Convert float to str:</text:p>
      <text:p text:style-name="P79">&gt;&gt;&gt; str(23423)</text:p>
      <text:p text:style-name="P79">'23423'</text:p>
      <text:p text:style-name="P79"/>
      <text:p text:style-name="P80">And so on.</text:p>
      <text:p text:style-name="P90"/>
      <text:p text:style-name="P76"/>
      <text:p text:style-name="P61">Booleans <text:span text:style-name="T45">(bool)</text:span> and None: <text:span text:style-name="T43">Pronunced Buulean</text:span></text:p>
      <text:p text:style-name="P76"/>
      <text:p text:style-name="P81"><text:a xlink:type="simple" xlink:href="https://docs.python.org/3/library/stdtypes.html#truth-value-testing" text:style-name="Internet_20_link" text:visited-style-name="Visited_20_Internet_20_Link">Python documentation:</text:a></text:p>
      <text:p text:style-name="P83"/>
      <text:p text:style-name="P84"><text:span text:style-name="T11">T</text:span>rue and <text:span text:style-name="T11">F</text:span>alse, both have to have the capital letter. <text:span text:style-name="T44">No methods called normally.</text:span></text:p>
      <text:p text:style-name="P76"/>
      <text:p text:style-name="P76">&gt;&gt;&gt;<text:span text:style-name="T11"> T</text:span>rue</text:p>
      <text:p text:style-name="P76">True</text:p>
      <text:p text:style-name="P76"/>
      <text:p text:style-name="P76">&gt;&gt;&gt; <text:span text:style-name="T11">t</text:span>rue</text:p>
      <text:p text:style-name="P76">Traceback (most recent call last):</text:p>
      <text:p text:style-name="P76"><text:s text:c="2"/>File "&lt;stdin&gt;", line 1, in &lt;module&gt;</text:p>
      <text:p text:style-name="P76">NameError: name 'true' is not defined</text:p>
      <text:p text:style-name="P76"/>
      <text:p text:style-name="P76">&gt;&gt;&gt; type(True)</text:p>
      <text:p text:style-name="P76">&lt;class 'bool'&gt;</text:p>
      <text:p text:style-name="P76"/>
      <text:p text:style-name="P96">If is empty is False and if contains information is True:</text:p>
      <text:p text:style-name="P95"/>
      <text:p text:style-name="P76">&gt;&gt;&gt; bool()</text:p>
      <text:p text:style-name="P76">False</text:p>
      <text:p text:style-name="P76"/>
      <text:p text:style-name="P76">&gt;&gt;&gt; bool({})</text:p>
      <text:p text:style-name="P76">False</text:p>
      <text:p text:style-name="P76"/>
      <text:p text:style-name="P76">&gt;&gt;&gt; bool(23423)</text:p>
      <text:p text:style-name="P76">True</text:p>
      <text:p text:style-name="P76"/>
      <text:p text:style-name="P76">&gt;&gt;&gt; bool("asdfasdf")</text:p>
      <text:p text:style-name="P76">True</text:p>
      <text:p text:style-name="P76"/>
      <text:p text:style-name="P76"/>
      <text:p text:style-name="P97"><text:span text:style-name="T11">None:</text:span> With capital N. Is the same than null,undefined, etc. Have no value, <text:span text:style-name="T46">returns nothing. Represent nothingness. Sometimes we need to create a variable with no value to it we use None.</text:span></text:p>
      <text:p text:style-name="P90"/>
      <text:p text:style-name="P76"/>
      <text:p text:style-name="P105">Variables:</text:p>
      <text:p text:style-name="P76"/>
      <text:p text:style-name="P76">&gt;&gt;&gt; my_str = "This is a simple string"</text:p>
      <text:p text:style-name="P76">&gt;&gt;&gt; </text:p>
      <text:p text:style-name="P76"/>
      <text:p text:style-name="P76">&gt;&gt;&gt; print(my_str)</text:p>
      <text:p text:style-name="P76">This is a simple string</text:p>
      <text:p text:style-name="P76">&gt;&gt;&gt; </text:p>
      <text:p text:style-name="P98"><text:soft-page-break/>Add something to the end of the variable: <text:s/><text:span text:style-name="T48">+= </text:span><text:span text:style-name="T7">addition assigment operation</text:span></text:p>
      <text:p text:style-name="P76">&gt;&gt;&gt; my_str <text:span text:style-name="T11">+= </text:span>" POLLA"</text:p>
      <text:p text:style-name="P76">&gt;&gt;&gt; print(my_str)</text:p>
      <text:p text:style-name="P76">This is a simple string POLLA</text:p>
      <text:p text:style-name="P76"/>
      <text:p text:style-name="P99">Do the same in another way:</text:p>
      <text:p text:style-name="P102">&gt;&gt;&gt; my_str = my_str + " CULO"</text:p>
      <text:p text:style-name="P85"/>
      <text:p text:style-name="P93">&gt;&gt;&gt; print(my_str)</text:p>
      <text:p text:style-name="P93">This is a simple string POLLA CULO</text:p>
      <text:p text:style-name="P93"/>
      <text:p text:style-name="P104">You can not change a string but you can add things at the end.</text:p>
      <text:p text:style-name="P104"/>
      <text:p text:style-name="P100">You can change the data type:</text:p>
      <text:p text:style-name="P93"/>
      <text:p text:style-name="P101">&gt;&gt;&gt; my_str = 1</text:p>
      <text:p text:style-name="P101">&gt;&gt;&gt; my_str</text:p>
      <text:p text:style-name="P101">1</text:p>
      <text:p text:style-name="P101">&gt;&gt;&gt; type(my_str)</text:p>
      <text:p text:style-name="P101">&lt;class 'int'&gt;</text:p>
      <text:p text:style-name="P101"/>
      <text:p text:style-name="P101"/>
      <text:p text:style-name="P103"><text:span text:style-name="T11">You can assing a new variable based on a previous old variable</text:span> and if you change the value of the old one the new one will keep the old data, for instance:</text:p>
      <text:p text:style-name="P103"/>
      <text:p text:style-name="P103">&gt;&gt;&gt; my_str <text:s text:c="7"/>→<text:span text:style-name="T47"> my_str have 1 as a value.</text:span></text:p>
      <text:p text:style-name="P103">1</text:p>
      <text:p text:style-name="P103"/>
      <text:p text:style-name="P103">&gt;&gt;&gt; my_int = my_str <text:s text:c="2"/>→<text:span text:style-name="T47"> we assign the value of my_str to the new variable my_int</text:span></text:p>
      <text:p text:style-name="P103">&gt;&gt;&gt; my_int</text:p>
      <text:p text:style-name="P103">1</text:p>
      <text:p text:style-name="P103"/>
      <text:p text:style-name="P103">&gt;&gt;&gt; my_str = "testing" <text:s/>→<text:span text:style-name="T47"> and if we change the value of my_str, the other variable is still having </text:span></text:p>
      <text:p text:style-name="P103">&gt;&gt;&gt; <text:tab/><text:tab/><text:tab/> <text:s text:c="9"/><text:span text:style-name="T47">holding the old data, 1 in this example.</text:span><text:tab/></text:p>
      <text:p text:style-name="P103">&gt;&gt;&gt; my_int</text:p>
      <text:p text:style-name="P103">1</text:p>
      <text:p text:style-name="P109"/>
      <text:p text:style-name="P103"/>
      <text:p text:style-name="P106">Lists (lst):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oft-page-break/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  <text:p text:style-name="P10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59:43.910264124</meta:creation-date>
    <dc:date>2020-09-03T17:51:00.076818128</dc:date>
    <meta:editing-duration>PT10H14M38S</meta:editing-duration>
    <meta:editing-cycles>124</meta:editing-cycles>
    <meta:generator>LibreOffice/6.0.7.3$Linux_X86_64 LibreOffice_project/00m0$Build-3</meta:generator>
    <meta:document-statistic meta:table-count="1" meta:image-count="1" meta:object-count="0" meta:page-count="8" meta:paragraph-count="245" meta:word-count="1347" meta:character-count="7998" meta:non-whitespace-character-count="6686"/>
  </office:meta>
</office:document-meta>
</file>